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8.45pt"/>
    </style:style>
    <style:style style:name="co4" style:family="table-column">
      <style:table-column-properties fo:break-before="auto" style:column-width="9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5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mperature" table:style-name="ta1">
        <table:shapes>
          <draw:frame draw:z-index="0" draw:style-name="gr1" draw:text-style-name="P1" svg:width="453.51pt" svg:height="255.09pt" svg:x="586.8pt" svg:y="2.07pt">
            <draw:object draw:notify-on-update-of-ranges="Temperature.A3:Temperature.A9 Temperature.B1:Temperature.B2 Temperature.B3:Temperature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6.38pt" svg:y="291.23pt">
            <draw:object draw:notify-on-update-of-ranges="Temperature.E3:Temperature.E10 Temperature.F1:Temperature.F2 Temperature.F3:Temperature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mbient</text:p>
          </table:table-cell>
          <table:table-cell office:value-type="string" calcext:value-type="string">
            <text:p>temp (°C)</text:p>
          </table:table-cell>
          <table:table-cell table:number-columns-repeated="2"/>
          <table:table-cell office:value-type="string" calcext:value-type="string">
            <text:p>cooling unit</text:p>
          </table:table-cell>
          <table:table-cell office:value-type="string" calcext:value-type="string">
            <text:p>temp (°C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40.5" calcext:value-type="float">
            <text:p>40.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nterpolated:</text:p>
          </table:table-cell>
          <table:table-cell/>
          <table:table-cell office:value-type="string" calcext:value-type="string">
            <text:p>interval gradient</text:p>
          </table:table-cell>
          <table:table-cell/>
          <table:table-cell office:value-type="string" calcext:value-type="string">
            <text:p>Interpolated:</text:p>
          </table:table-cell>
          <table:table-cell/>
          <table:table-cell office:value-type="string" calcext:value-type="string">
            <text:p>interval gradien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000640967*[.A11]^2+0.1431304871*[.A11]-11.6516721212" office:value-type="float" office:value="5.1454058573" calcext:value-type="float">
            <text:p>5.145405857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0.0004351878*[.E11]^2+0.2011721783*[.E11]-10.5522104343" office:value-type="float" office:value="5.6622622667" calcext:value-type="float">
            <text:p>5.6622622667</text:p>
          </table:table-cell>
          <table:table-cell/>
        </table:table-row>
        <table:table-row table:style-name="ro1">
          <table:table-cell table:formula="of:=[.A11]+20" office:value-type="float" office:value="105" calcext:value-type="float">
            <text:p>105</text:p>
          </table:table-cell>
          <table:table-cell table:formula="of:=0.000640967*[.A12]^2+0.1431304871*[.A12]-11.6516721212" office:value-type="float" office:value="10.4436901993" calcext:value-type="float">
            <text:p>10.4436901993</text:p>
          </table:table-cell>
          <table:table-cell table:formula="of:=([.B12]-[.B11])/([.A12]-[.A11])" office:value-type="float" office:value="0.2649142171" calcext:value-type="float">
            <text:p>0.264914217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0.0004351878*[.E12]^2+0.2011721783*[.E12]-10.5522104343" office:value-type="float" office:value="11.0783067927" calcext:value-type="float">
            <text:p>11.0783067927</text:p>
          </table:table-cell>
          <table:table-cell table:formula="of:=([.F12]-[.F11])/([.E12]-[.E11])" office:value-type="float" office:value="0.2708022263" calcext:value-type="float">
            <text:p>0.2708022263</text:p>
          </table:table-cell>
        </table:table-row>
        <table:table-row table:style-name="ro1">
          <table:table-cell table:formula="of:=[.A12]+20" office:value-type="float" office:value="125" calcext:value-type="float">
            <text:p>125</text:p>
          </table:table-cell>
          <table:table-cell table:formula="of:=0.000640967*[.A13]^2+0.1431304871*[.A13]-11.6516721212" office:value-type="float" office:value="16.2547481413" calcext:value-type="float">
            <text:p>16.2547481413</text:p>
          </table:table-cell>
          <table:table-cell table:formula="of:=([.B13]-[.B12])/([.A13]-[.A12])" office:value-type="float" office:value="0.2905528971" calcext:value-type="float">
            <text:p>0.290552897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0.0004351878*[.E13]^2+0.2011721783*[.E13]-10.5522104343" office:value-type="float" office:value="16.8425015587" calcext:value-type="float">
            <text:p>16.8425015587</text:p>
          </table:table-cell>
          <table:table-cell table:formula="of:=([.F13]-[.F12])/([.E13]-[.E12])" office:value-type="float" office:value="0.2882097383" calcext:value-type="float">
            <text:p>0.2882097383</text:p>
          </table:table-cell>
        </table:table-row>
        <table:table-row table:style-name="ro1">
          <table:table-cell table:formula="of:=[.A13]+20" office:value-type="float" office:value="145" calcext:value-type="float">
            <text:p>145</text:p>
          </table:table-cell>
          <table:table-cell table:formula="of:=0.000640967*[.A14]^2+0.1431304871*[.A14]-11.6516721212" office:value-type="float" office:value="22.5785796833" calcext:value-type="float">
            <text:p>22.5785796833</text:p>
          </table:table-cell>
          <table:table-cell table:formula="of:=([.B14]-[.B13])/([.A14]-[.A13])" office:value-type="float" office:value="0.3161915771" calcext:value-type="float">
            <text:p>0.316191577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0.0004351878*[.E14]^2+0.2011721783*[.E14]-10.5522104343" office:value-type="float" office:value="22.9548465647" calcext:value-type="float">
            <text:p>22.9548465647</text:p>
          </table:table-cell>
          <table:table-cell table:formula="of:=([.F14]-[.F13])/([.E14]-[.E13])" office:value-type="float" office:value="0.3056172503" calcext:value-type="float">
            <text:p>0.3056172503</text:p>
          </table:table-cell>
        </table:table-row>
        <table:table-row table:style-name="ro1">
          <table:table-cell table:formula="of:=[.A14]+20" office:value-type="float" office:value="165" calcext:value-type="float">
            <text:p>165</text:p>
          </table:table-cell>
          <table:table-cell table:formula="of:=0.000640967*[.A15]^2+0.1431304871*[.A15]-11.6516721212" office:value-type="float" office:value="29.4151848253" calcext:value-type="float">
            <text:p>29.4151848253</text:p>
          </table:table-cell>
          <table:table-cell table:formula="of:=([.B15]-[.B14])/([.A15]-[.A14])" office:value-type="float" office:value="0.3418302571" calcext:value-type="float">
            <text:p>0.341830257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0.0004351878*[.E15]^2+0.2011721783*[.E15]-10.5522104343" office:value-type="float" office:value="29.4153418107" calcext:value-type="float">
            <text:p>29.4153418107</text:p>
          </table:table-cell>
          <table:table-cell table:formula="of:=([.F15]-[.F14])/([.E15]-[.E14])" office:value-type="float" office:value="0.3230247623" calcext:value-type="float">
            <text:p>0.3230247623</text:p>
          </table:table-cell>
        </table:table-row>
        <table:table-row table:style-name="ro1">
          <table:table-cell table:formula="of:=[.A15]+20" office:value-type="float" office:value="185" calcext:value-type="float">
            <text:p>185</text:p>
          </table:table-cell>
          <table:table-cell table:formula="of:=0.000640967*[.A16]^2+0.1431304871*[.A16]-11.6516721212" office:value-type="float" office:value="36.7645635673" calcext:value-type="float">
            <text:p>36.7645635673</text:p>
          </table:table-cell>
          <table:table-cell table:formula="of:=([.B16]-[.B15])/([.A16]-[.A15])" office:value-type="float" office:value="0.3674689371" calcext:value-type="float">
            <text:p>0.367468937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0.0004351878*[.E16]^2+0.2011721783*[.E16]-10.5522104343" office:value-type="float" office:value="36.2239872967" calcext:value-type="float">
            <text:p>36.2239872967</text:p>
          </table:table-cell>
          <table:table-cell table:formula="of:=([.F16]-[.F15])/([.E16]-[.E15])" office:value-type="float" office:value="0.3404322743" calcext:value-type="float">
            <text:p>0.3404322743</text:p>
          </table:table-cell>
        </table:table-row>
        <table:table-row table:style-name="ro1">
          <table:table-cell table:formula="of:=[.A16]+20" office:value-type="float" office:value="205" calcext:value-type="float">
            <text:p>205</text:p>
          </table:table-cell>
          <table:table-cell table:formula="of:=0.000640967*[.A17]^2+0.1431304871*[.A17]-11.6516721212" office:value-type="float" office:value="44.6267159093" calcext:value-type="float">
            <text:p>44.6267159093</text:p>
          </table:table-cell>
          <table:table-cell table:formula="of:=([.B17]-[.B16])/([.A17]-[.A16])" office:value-type="float" office:value="0.3931076171" calcext:value-type="float">
            <text:p>0.393107617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0.0004351878*[.E17]^2+0.2011721783*[.E17]-10.5522104343" office:value-type="float" office:value="43.3807830227" calcext:value-type="float">
            <text:p>43.3807830227</text:p>
          </table:table-cell>
          <table:table-cell table:formula="of:=([.F17]-[.F16])/([.E17]-[.E16])" office:value-type="float" office:value="0.3578397863" calcext:value-type="float">
            <text:p>0.3578397863</text:p>
          </table:table-cell>
        </table:table-row>
        <table:table-row table:style-name="ro1">
          <table:table-cell table:formula="of:=[.A17]+20" office:value-type="float" office:value="225" calcext:value-type="float">
            <text:p>225</text:p>
          </table:table-cell>
          <table:table-cell table:formula="of:=0.000640967*[.A18]^2+0.1431304871*[.A18]-11.6516721212" office:value-type="float" office:value="53.0016418513" calcext:value-type="float">
            <text:p>53.0016418513</text:p>
          </table:table-cell>
          <table:table-cell table:formula="of:=([.B18]-[.B17])/([.A18]-[.A17])" office:value-type="float" office:value="0.4187462971" calcext:value-type="float">
            <text:p>0.418746297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0.0004351878*[.E18]^2+0.2011721783*[.E18]-10.5522104343" office:value-type="float" office:value="50.8857289887" calcext:value-type="float">
            <text:p>50.8857289887</text:p>
          </table:table-cell>
          <table:table-cell table:formula="of:=([.F18]-[.F17])/([.E18]-[.E17])" office:value-type="float" office:value="0.3752472983" calcext:value-type="float">
            <text:p>0.3752472983</text:p>
          </table:table-cell>
        </table:table-row>
        <table:table-row table:style-name="ro1">
          <table:table-cell table:formula="of:=[.A18]+20" office:value-type="float" office:value="245" calcext:value-type="float">
            <text:p>245</text:p>
          </table:table-cell>
          <table:table-cell table:formula="of:=0.000640967*[.A19]^2+0.1431304871*[.A19]-11.6516721212" office:value-type="float" office:value="61.8893413933" calcext:value-type="float">
            <text:p>61.8893413933</text:p>
          </table:table-cell>
          <table:table-cell table:formula="of:=([.B19]-[.B18])/([.A19]-[.A18])" office:value-type="float" office:value="0.4443849771" calcext:value-type="float">
            <text:p>0.444384977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0.0004351878*[.E19]^2+0.2011721783*[.E19]-10.5522104343" office:value-type="float" office:value="58.7388251947" calcext:value-type="float">
            <text:p>58.7388251947</text:p>
          </table:table-cell>
          <table:table-cell table:formula="of:=([.F19]-[.F18])/([.E19]-[.E18])" office:value-type="float" office:value="0.392654810299999" calcext:value-type="float">
            <text:p>0.3926548103</text:p>
          </table:table-cell>
        </table:table-row>
      </table:table>
      <table:table table:name="Humidity" table:style-name="ta1">
        <table:table-column table:style-name="co1" table:default-cell-style-name="Default"/>
        <table:table-column table:style-name="co3" table:default-cell-style-name="ce5"/>
        <table:table-row table:style-name="ro1">
          <table:table-cell/>
          <table:table-cell table:style-name="Default" office:value-type="string" calcext:value-type="string">
            <text:p>Voltage divider R_HUM, 47k</text:p>
          </table:table-cell>
        </table:table-row>
        <table:table-row table:style-name="ro1">
          <table:table-cell office:value-type="string" calcext:value-type="string">
            <text:p>ADC value</text:p>
          </table:table-cell>
          <table:table-cell table:style-name="Default" office:value-type="string" calcext:value-type="string">
            <text:p>R_HUM (Oh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7000/(255/[.A3]-1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7000/(255/[.A4]-1)" office:value-type="float" office:value="185.03937007874" calcext:value-type="float">
            <text:p>1.85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7000/(255/[.A5]-1)" office:value-type="float" office:value="371.541501976285" calcext:value-type="float">
            <text:p>3.72E+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7000/(255/[.A6]-1)" office:value-type="float" office:value="559.52380952381" calcext:value-type="float">
            <text:p>5.60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7000/(255/[.A7]-1)" office:value-type="float" office:value="749.003984063745" calcext:value-type="float">
            <text:p>7.49E+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7000/(255/[.A8]-1)" office:value-type="float" office:value="940" calcext:value-type="float">
            <text:p>9.40E+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7000/(255/[.A9]-1)" office:value-type="float" office:value="1132.53012048193" calcext:value-type="float">
            <text:p>1.13E+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7000/(255/[.A10]-1)" office:value-type="float" office:value="1326.61290322581" calcext:value-type="float">
            <text:p>1.33E+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7000/(255/[.A11]-1)" office:value-type="float" office:value="1522.26720647773" calcext:value-type="float">
            <text:p>1.52E+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7000/(255/[.A12]-1)" office:value-type="float" office:value="1719.51219512195" calcext:value-type="float">
            <text:p>1.72E+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7000/(255/[.A13]-1)" office:value-type="float" office:value="1918.36734693878" calcext:value-type="float">
            <text:p>1.92E+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7000/(255/[.A14]-1)" office:value-type="float" office:value="2118.85245901639" calcext:value-type="float">
            <text:p>2.12E+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7000/(255/[.A15]-1)" office:value-type="float" office:value="2320.98765432099" calcext:value-type="float">
            <text:p>2.32E+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7000/(255/[.A16]-1)" office:value-type="float" office:value="2524.79338842975" calcext:value-type="float">
            <text:p>2.52E+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7000/(255/[.A17]-1)" office:value-type="float" office:value="2730.29045643153" calcext:value-type="float">
            <text:p>2.73E+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7000/(255/[.A18]-1)" office:value-type="float" office:value="2937.5" calcext:value-type="float">
            <text:p>2.94E+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7000/(255/[.A19]-1)" office:value-type="float" office:value="3146.44351464435" calcext:value-type="float">
            <text:p>3.15E+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47000/(255/[.A20]-1)" office:value-type="float" office:value="3357.14285714286" calcext:value-type="float">
            <text:p>3.36E+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7000/(255/[.A21]-1)" office:value-type="float" office:value="3569.62025316456" calcext:value-type="float">
            <text:p>3.57E+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47000/(255/[.A22]-1)" office:value-type="float" office:value="3783.89830508475" calcext:value-type="float">
            <text:p>3.78E+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7000/(255/[.A23]-1)" office:value-type="float" office:value="4000" calcext:value-type="float">
            <text:p>4.00E+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7000/(255/[.A24]-1)" office:value-type="float" office:value="4217.94871794872" calcext:value-type="float">
            <text:p>4.22E+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47000/(255/[.A25]-1)" office:value-type="float" office:value="4437.76824034335" calcext:value-type="float">
            <text:p>4.44E+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47000/(255/[.A26]-1)" office:value-type="float" office:value="4659.48275862069" calcext:value-type="float">
            <text:p>4.66E+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7000/(255/[.A27]-1)" office:value-type="float" office:value="4883.11688311688" calcext:value-type="float">
            <text:p>4.88E+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7000/(255/[.A28]-1)" office:value-type="float" office:value="5108.69565217391" calcext:value-type="float">
            <text:p>5.11E+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47000/(255/[.A29]-1)" office:value-type="float" office:value="5336.24454148472" calcext:value-type="float">
            <text:p>5.34E+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7000/(255/[.A30]-1)" office:value-type="float" office:value="5565.78947368421" calcext:value-type="float">
            <text:p>5.57E+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47000/(255/[.A31]-1)" office:value-type="float" office:value="5797.35682819383" calcext:value-type="float">
            <text:p>5.80E+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47000/(255/[.A32]-1)" office:value-type="float" office:value="6030.97345132743" calcext:value-type="float">
            <text:p>6.03E+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7000/(255/[.A33]-1)" office:value-type="float" office:value="6266.66666666667" calcext:value-type="float">
            <text:p>6.27E+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47000/(255/[.A34]-1)" office:value-type="float" office:value="6504.46428571429" calcext:value-type="float">
            <text:p>6.50E+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7000/(255/[.A35]-1)" office:value-type="float" office:value="6744.39461883408" calcext:value-type="float">
            <text:p>6.74E+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7000/(255/[.A36]-1)" office:value-type="float" office:value="6986.48648648649" calcext:value-type="float">
            <text:p>6.99E+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47000/(255/[.A37]-1)" office:value-type="float" office:value="7230.76923076923" calcext:value-type="float">
            <text:p>7.23E+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47000/(255/[.A38]-1)" office:value-type="float" office:value="7477.27272727273" calcext:value-type="float">
            <text:p>7.48E+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7000/(255/[.A39]-1)" office:value-type="float" office:value="7726.02739726027" calcext:value-type="float">
            <text:p>7.73E+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47000/(255/[.A40]-1)" office:value-type="float" office:value="7977.06422018349" calcext:value-type="float">
            <text:p>7.98E+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47000/(255/[.A41]-1)" office:value-type="float" office:value="8230.41474654378" calcext:value-type="float">
            <text:p>8.23E+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7000/(255/[.A42]-1)" office:value-type="float" office:value="8486.11111111111" calcext:value-type="float">
            <text:p>8.49E+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7000/(255/[.A43]-1)" office:value-type="float" office:value="8744.18604651163" calcext:value-type="float">
            <text:p>8.74E+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7000/(255/[.A44]-1)" office:value-type="float" office:value="9004.67289719626" calcext:value-type="float">
            <text:p>9.00E+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7000/(255/[.A45]-1)" office:value-type="float" office:value="9267.60563380282" calcext:value-type="float">
            <text:p>9.27E+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47000/(255/[.A46]-1)" office:value-type="float" office:value="9533.01886792453" calcext:value-type="float">
            <text:p>9.53E+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47000/(255/[.A47]-1)" office:value-type="float" office:value="9800.94786729858" calcext:value-type="float">
            <text:p>9.80E+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7000/(255/[.A48]-1)" office:value-type="float" office:value="10071.4285714286" calcext:value-type="float">
            <text:p>1.01E+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47000/(255/[.A49]-1)" office:value-type="float" office:value="10344.4976076555" calcext:value-type="float">
            <text:p>1.03E+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47000/(255/[.A50]-1)" office:value-type="float" office:value="10620.1923076923" calcext:value-type="float">
            <text:p>1.06E+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7000/(255/[.A51]-1)" office:value-type="float" office:value="10898.5507246377" calcext:value-type="float">
            <text:p>1.09E+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47000/(255/[.A52]-1)" office:value-type="float" office:value="11179.6116504854" calcext:value-type="float">
            <text:p>1.12E+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7000/(255/[.A53]-1)" office:value-type="float" office:value="11463.4146341463" calcext:value-type="float">
            <text:p>1.15E+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7000/(255/[.A54]-1)" office:value-type="float" office:value="11750" calcext:value-type="float">
            <text:p>1.18E+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47000/(255/[.A55]-1)" office:value-type="float" office:value="12039.4088669951" calcext:value-type="float">
            <text:p>1.20E+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47000/(255/[.A56]-1)" office:value-type="float" office:value="12331.6831683168" calcext:value-type="float">
            <text:p>1.23E+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7000/(255/[.A57]-1)" office:value-type="float" office:value="12626.8656716418" calcext:value-type="float">
            <text:p>1.26E+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47000/(255/[.A58]-1)" office:value-type="float" office:value="12925" calcext:value-type="float">
            <text:p>1.29E+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47000/(255/[.A59]-1)" office:value-type="float" office:value="13226.1306532663" calcext:value-type="float">
            <text:p>1.32E+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7000/(255/[.A60]-1)" office:value-type="float" office:value="13530.303030303" calcext:value-type="float">
            <text:p>1.35E+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47000/(255/[.A61]-1)" office:value-type="float" office:value="13837.5634517767" calcext:value-type="float">
            <text:p>1.38E+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47000/(255/[.A62]-1)" office:value-type="float" office:value="14147.9591836735" calcext:value-type="float">
            <text:p>1.41E+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7000/(255/[.A63]-1)" office:value-type="float" office:value="14461.5384615385" calcext:value-type="float">
            <text:p>1.45E+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47000/(255/[.A64]-1)" office:value-type="float" office:value="14778.3505154639" calcext:value-type="float">
            <text:p>1.48E+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47000/(255/[.A65]-1)" office:value-type="float" office:value="15098.4455958549" calcext:value-type="float">
            <text:p>1.51E+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7000/(255/[.A66]-1)" office:value-type="float" office:value="15421.875" calcext:value-type="float">
            <text:p>1.54E+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7000/(255/[.A67]-1)" office:value-type="float" office:value="15748.6910994764" calcext:value-type="float">
            <text:p>1.57E+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47000/(255/[.A68]-1)" office:value-type="float" office:value="16078.9473684211" calcext:value-type="float">
            <text:p>1.61E+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7000/(255/[.A69]-1)" office:value-type="float" office:value="16412.6984126984" calcext:value-type="float">
            <text:p>1.64E+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47000/(255/[.A70]-1)" office:value-type="float" office:value="16750" calcext:value-type="float">
            <text:p>1.68E+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47000/(255/[.A71]-1)" office:value-type="float" office:value="17090.9090909091" calcext:value-type="float">
            <text:p>1.71E+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7000/(255/[.A72]-1)" office:value-type="float" office:value="17435.4838709677" calcext:value-type="float">
            <text:p>1.74E+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7000/(255/[.A73]-1)" office:value-type="float" office:value="17783.7837837838" calcext:value-type="float">
            <text:p>1.78E+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47000/(255/[.A74]-1)" office:value-type="float" office:value="18135.8695652174" calcext:value-type="float">
            <text:p>1.81E+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7000/(255/[.A75]-1)" office:value-type="float" office:value="18491.8032786885" calcext:value-type="float">
            <text:p>1.85E+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47000/(255/[.A76]-1)" office:value-type="float" office:value="18851.6483516484" calcext:value-type="float">
            <text:p>1.89E+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47000/(255/[.A77]-1)" office:value-type="float" office:value="19215.4696132597" calcext:value-type="float">
            <text:p>1.92E+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7000/(255/[.A78]-1)" office:value-type="float" office:value="19583.3333333333" calcext:value-type="float">
            <text:p>1.96E+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47000/(255/[.A79]-1)" office:value-type="float" office:value="19955.3072625698" calcext:value-type="float">
            <text:p>2.00E+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47000/(255/[.A80]-1)" office:value-type="float" office:value="20331.4606741573" calcext:value-type="float">
            <text:p>2.03E+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7000/(255/[.A81]-1)" office:value-type="float" office:value="20711.8644067797" calcext:value-type="float">
            <text:p>2.07E+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47000/(255/[.A82]-1)" office:value-type="float" office:value="21096.5909090909" calcext:value-type="float">
            <text:p>2.11E+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47000/(255/[.A83]-1)" office:value-type="float" office:value="21485.7142857143" calcext:value-type="float">
            <text:p>2.15E+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7000/(255/[.A84]-1)" office:value-type="float" office:value="21879.3103448276" calcext:value-type="float">
            <text:p>2.19E+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47000/(255/[.A85]-1)" office:value-type="float" office:value="22277.4566473988" calcext:value-type="float">
            <text:p>2.23E+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47000/(255/[.A86]-1)" office:value-type="float" office:value="22680.2325581395" calcext:value-type="float">
            <text:p>2.27E+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7000/(255/[.A87]-1)" office:value-type="float" office:value="23087.7192982456" calcext:value-type="float">
            <text:p>2.31E+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47000/(255/[.A88]-1)" office:value-type="float" office:value="23500" calcext:value-type="float">
            <text:p>2.35E+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47000/(255/[.A89]-1)" office:value-type="float" office:value="23917.1597633136" calcext:value-type="float">
            <text:p>2.39E+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7000/(255/[.A90]-1)" office:value-type="float" office:value="24339.2857142857" calcext:value-type="float">
            <text:p>2.43E+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7000/(255/[.A91]-1)" office:value-type="float" office:value="24766.4670658683" calcext:value-type="float">
            <text:p>2.48E+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47000/(255/[.A92]-1)" office:value-type="float" office:value="25198.7951807229" calcext:value-type="float">
            <text:p>2.52E+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7000/(255/[.A93]-1)" office:value-type="float" office:value="25636.3636363636" calcext:value-type="float">
            <text:p>2.56E+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7000/(255/[.A94]-1)" office:value-type="float" office:value="26079.2682926829" calcext:value-type="float">
            <text:p>2.61E+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7000/(255/[.A95]-1)" office:value-type="float" office:value="26527.6073619632" calcext:value-type="float">
            <text:p>2.65E+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7000/(255/[.A96]-1)" office:value-type="float" office:value="26981.4814814815" calcext:value-type="float">
            <text:p>2.70E+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47000/(255/[.A97]-1)" office:value-type="float" office:value="27440.9937888199" calcext:value-type="float">
            <text:p>2.74E+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47000/(255/[.A98]-1)" office:value-type="float" office:value="27906.25" calcext:value-type="float">
            <text:p>2.79E+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47000/(255/[.A99]-1)" office:value-type="float" office:value="28377.358490566" calcext:value-type="float">
            <text:p>2.84E+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47000/(255/[.A100]-1)" office:value-type="float" office:value="28854.4303797468" calcext:value-type="float">
            <text:p>2.89E+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47000/(255/[.A101]-1)" office:value-type="float" office:value="29337.5796178344" calcext:value-type="float">
            <text:p>2.93E+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47000/(255/[.A102]-1)" office:value-type="float" office:value="29826.9230769231" calcext:value-type="float">
            <text:p>2.98E+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7000/(255/[.A103]-1)" office:value-type="float" office:value="30322.5806451613" calcext:value-type="float">
            <text:p>3.03E+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47000/(255/[.A104]-1)" office:value-type="float" office:value="30824.6753246753" calcext:value-type="float">
            <text:p>3.08E+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7000/(255/[.A105]-1)" office:value-type="float" office:value="31333.3333333333" calcext:value-type="float">
            <text:p>3.13E+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47000/(255/[.A106]-1)" office:value-type="float" office:value="31848.6842105263" calcext:value-type="float">
            <text:p>3.18E+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47000/(255/[.A107]-1)" office:value-type="float" office:value="32370.8609271523" calcext:value-type="float">
            <text:p>3.24E+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47000/(255/[.A108]-1)" office:value-type="float" office:value="32900" calcext:value-type="float">
            <text:p>3.29E+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47000/(255/[.A109]-1)" office:value-type="float" office:value="33436.2416107383" calcext:value-type="float">
            <text:p>3.34E+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47000/(255/[.A110]-1)" office:value-type="float" office:value="33979.7297297297" calcext:value-type="float">
            <text:p>3.40E+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47000/(255/[.A111]-1)" office:value-type="float" office:value="34530.612244898" calcext:value-type="float">
            <text:p>3.45E+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47000/(255/[.A112]-1)" office:value-type="float" office:value="35089.0410958904" calcext:value-type="float">
            <text:p>3.51E+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47000/(255/[.A113]-1)" office:value-type="float" office:value="35655.1724137931" calcext:value-type="float">
            <text:p>3.57E+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47000/(255/[.A114]-1)" office:value-type="float" office:value="36229.1666666667" calcext:value-type="float">
            <text:p>3.62E+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47000/(255/[.A115]-1)" office:value-type="float" office:value="36811.1888111888" calcext:value-type="float">
            <text:p>3.68E+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47000/(255/[.A116]-1)" office:value-type="float" office:value="37401.4084507042" calcext:value-type="float">
            <text:p>3.74E+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47000/(255/[.A117]-1)" office:value-type="float" office:value="38000" calcext:value-type="float">
            <text:p>3.80E+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47000/(255/[.A118]-1)" office:value-type="float" office:value="38607.1428571429" calcext:value-type="float">
            <text:p>3.86E+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47000/(255/[.A119]-1)" office:value-type="float" office:value="39223.0215827338" calcext:value-type="float">
            <text:p>3.92E+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47000/(255/[.A120]-1)" office:value-type="float" office:value="39847.8260869565" calcext:value-type="float">
            <text:p>3.98E+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47000/(255/[.A121]-1)" office:value-type="float" office:value="40481.7518248175" calcext:value-type="float">
            <text:p>4.05E+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47000/(255/[.A122]-1)" office:value-type="float" office:value="41125" calcext:value-type="float">
            <text:p>4.11E+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47000/(255/[.A123]-1)" office:value-type="float" office:value="41777.7777777778" calcext:value-type="float">
            <text:p>4.18E+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47000/(255/[.A124]-1)" office:value-type="float" office:value="42440.2985074627" calcext:value-type="float">
            <text:p>4.24E+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47000/(255/[.A125]-1)" office:value-type="float" office:value="43112.7819548872" calcext:value-type="float">
            <text:p>4.31E+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47000/(255/[.A126]-1)" office:value-type="float" office:value="43795.4545454546" calcext:value-type="float">
            <text:p>4.38E+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47000/(255/[.A127]-1)" office:value-type="float" office:value="44488.5496183206" calcext:value-type="float">
            <text:p>4.45E+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47000/(255/[.A128]-1)" office:value-type="float" office:value="45192.3076923077" calcext:value-type="float">
            <text:p>4.52E+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47000/(255/[.A129]-1)" office:value-type="float" office:value="45906.9767441861" calcext:value-type="float">
            <text:p>4.59E+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47000/(255/[.A130]-1)" office:value-type="float" office:value="46632.8125" calcext:value-type="float">
            <text:p>4.66E+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47000/(255/[.A131]-1)" office:value-type="float" office:value="47370.0787401575" calcext:value-type="float">
            <text:p>4.74E+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47000/(255/[.A132]-1)" office:value-type="float" office:value="48119.0476190476" calcext:value-type="float">
            <text:p>4.81E+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47000/(255/[.A133]-1)" office:value-type="float" office:value="48880" calcext:value-type="float">
            <text:p>4.89E+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47000/(255/[.A134]-1)" office:value-type="float" office:value="49653.2258064516" calcext:value-type="float">
            <text:p>4.97E+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47000/(255/[.A135]-1)" office:value-type="float" office:value="50439.0243902439" calcext:value-type="float">
            <text:p>5.04E+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47000/(255/[.A136]-1)" office:value-type="float" office:value="51237.7049180328" calcext:value-type="float">
            <text:p>5.12E+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47000/(255/[.A137]-1)" office:value-type="float" office:value="52049.5867768595" calcext:value-type="float">
            <text:p>5.20E+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47000/(255/[.A138]-1)" office:value-type="float" office:value="52875" calcext:value-type="float">
            <text:p>5.29E+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47000/(255/[.A139]-1)" office:value-type="float" office:value="53714.2857142857" calcext:value-type="float">
            <text:p>5.37E+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47000/(255/[.A140]-1)" office:value-type="float" office:value="54567.7966101695" calcext:value-type="float">
            <text:p>5.46E+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47000/(255/[.A141]-1)" office:value-type="float" office:value="55435.8974358974" calcext:value-type="float">
            <text:p>5.54E+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47000/(255/[.A142]-1)" office:value-type="float" office:value="56318.9655172414" calcext:value-type="float">
            <text:p>5.63E+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47000/(255/[.A143]-1)" office:value-type="float" office:value="57217.3913043478" calcext:value-type="float">
            <text:p>5.72E+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47000/(255/[.A144]-1)" office:value-type="float" office:value="58131.5789473684" calcext:value-type="float">
            <text:p>5.81E+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47000/(255/[.A145]-1)" office:value-type="float" office:value="59061.9469026549" calcext:value-type="float">
            <text:p>5.91E+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47000/(255/[.A146]-1)" office:value-type="float" office:value="60008.9285714286" calcext:value-type="float">
            <text:p>6.00E+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47000/(255/[.A147]-1)" office:value-type="float" office:value="60972.972972973" calcext:value-type="float">
            <text:p>6.10E+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47000/(255/[.A148]-1)" office:value-type="float" office:value="61954.5454545455" calcext:value-type="float">
            <text:p>6.20E+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47000/(255/[.A149]-1)" office:value-type="float" office:value="62954.128440367" calcext:value-type="float">
            <text:p>6.30E+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47000/(255/[.A150]-1)" office:value-type="float" office:value="63972.2222222222" calcext:value-type="float">
            <text:p>6.40E+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47000/(255/[.A151]-1)" office:value-type="float" office:value="65009.3457943925" calcext:value-type="float">
            <text:p>6.50E+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47000/(255/[.A152]-1)" office:value-type="float" office:value="66066.0377358491" calcext:value-type="float">
            <text:p>6.61E+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47000/(255/[.A153]-1)" office:value-type="float" office:value="67142.8571428571" calcext:value-type="float">
            <text:p>6.71E+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47000/(255/[.A154]-1)" office:value-type="float" office:value="68240.3846153846" calcext:value-type="float">
            <text:p>6.82E+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47000/(255/[.A155]-1)" office:value-type="float" office:value="69359.2233009709" calcext:value-type="float">
            <text:p>6.94E+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47000/(255/[.A156]-1)" office:value-type="float" office:value="70500" calcext:value-type="float">
            <text:p>7.05E+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47000/(255/[.A157]-1)" office:value-type="float" office:value="71663.3663366337" calcext:value-type="float">
            <text:p>7.17E+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47000/(255/[.A158]-1)" office:value-type="float" office:value="72850" calcext:value-type="float">
            <text:p>7.29E+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47000/(255/[.A159]-1)" office:value-type="float" office:value="74060.6060606061" calcext:value-type="float">
            <text:p>7.41E+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47000/(255/[.A160]-1)" office:value-type="float" office:value="75295.9183673469" calcext:value-type="float">
            <text:p>7.53E+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47000/(255/[.A161]-1)" office:value-type="float" office:value="76556.7010309278" calcext:value-type="float">
            <text:p>7.66E+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47000/(255/[.A162]-1)" office:value-type="float" office:value="77843.75" calcext:value-type="float">
            <text:p>7.78E+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47000/(255/[.A163]-1)" office:value-type="float" office:value="79157.8947368421" calcext:value-type="float">
            <text:p>7.92E+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47000/(255/[.A164]-1)" office:value-type="float" office:value="80500" calcext:value-type="float">
            <text:p>8.05E+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47000/(255/[.A165]-1)" office:value-type="float" office:value="81870.9677419355" calcext:value-type="float">
            <text:p>8.19E+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47000/(255/[.A166]-1)" office:value-type="float" office:value="83271.7391304348" calcext:value-type="float">
            <text:p>8.33E+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47000/(255/[.A167]-1)" office:value-type="float" office:value="84703.2967032967" calcext:value-type="float">
            <text:p>8.47E+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47000/(255/[.A168]-1)" office:value-type="float" office:value="86166.6666666667" calcext:value-type="float">
            <text:p>8.62E+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47000/(255/[.A169]-1)" office:value-type="float" office:value="87662.9213483146" calcext:value-type="float">
            <text:p>8.77E+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47000/(255/[.A170]-1)" office:value-type="float" office:value="89193.1818181818" calcext:value-type="float">
            <text:p>8.92E+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47000/(255/[.A171]-1)" office:value-type="float" office:value="90758.6206896552" calcext:value-type="float">
            <text:p>9.08E+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47000/(255/[.A172]-1)" office:value-type="float" office:value="92360.4651162791" calcext:value-type="float">
            <text:p>9.24E+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47000/(255/[.A173]-1)" office:value-type="float" office:value="94000" calcext:value-type="float">
            <text:p>9.40E+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47000/(255/[.A174]-1)" office:value-type="float" office:value="95678.5714285714" calcext:value-type="float">
            <text:p>9.57E+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47000/(255/[.A175]-1)" office:value-type="float" office:value="97397.5903614458" calcext:value-type="float">
            <text:p>9.74E+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47000/(255/[.A176]-1)" office:value-type="float" office:value="99158.5365853658" calcext:value-type="float">
            <text:p>9.92E+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47000/(255/[.A177]-1)" office:value-type="float" office:value="100962.962962963" calcext:value-type="float">
            <text:p>1.01E+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47000/(255/[.A178]-1)" office:value-type="float" office:value="102812.5" calcext:value-type="float">
            <text:p>1.03E+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47000/(255/[.A179]-1)" office:value-type="float" office:value="104708.860759494" calcext:value-type="float">
            <text:p>1.05E+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47000/(255/[.A180]-1)" office:value-type="float" office:value="106653.846153846" calcext:value-type="float">
            <text:p>1.07E+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47000/(255/[.A181]-1)" office:value-type="float" office:value="108649.350649351" calcext:value-type="float">
            <text:p>1.09E+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47000/(255/[.A182]-1)" office:value-type="float" office:value="110697.368421053" calcext:value-type="float">
            <text:p>1.11E+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47000/(255/[.A183]-1)" office:value-type="float" office:value="112800" calcext:value-type="float">
            <text:p>1.13E+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47000/(255/[.A184]-1)" office:value-type="float" office:value="114959.459459459" calcext:value-type="float">
            <text:p>1.15E+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47000/(255/[.A185]-1)" office:value-type="float" office:value="117178.082191781" calcext:value-type="float">
            <text:p>1.17E+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47000/(255/[.A186]-1)" office:value-type="float" office:value="119458.333333333" calcext:value-type="float">
            <text:p>1.19E+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47000/(255/[.A187]-1)" office:value-type="float" office:value="121802.816901408" calcext:value-type="float">
            <text:p>1.22E+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47000/(255/[.A188]-1)" office:value-type="float" office:value="124214.285714286" calcext:value-type="float">
            <text:p>1.24E+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47000/(255/[.A189]-1)" office:value-type="float" office:value="126695.652173913" calcext:value-type="float">
            <text:p>1.27E+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47000/(255/[.A190]-1)" office:value-type="float" office:value="129250" calcext:value-type="float">
            <text:p>1.29E+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47000/(255/[.A191]-1)" office:value-type="float" office:value="131880.597014925" calcext:value-type="float">
            <text:p>1.32E+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47000/(255/[.A192]-1)" office:value-type="float" office:value="134590.909090909" calcext:value-type="float">
            <text:p>1.35E+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47000/(255/[.A193]-1)" office:value-type="float" office:value="137384.615384615" calcext:value-type="float">
            <text:p>1.37E+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47000/(255/[.A194]-1)" office:value-type="float" office:value="140265.625" calcext:value-type="float">
            <text:p>1.40E+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47000/(255/[.A195]-1)" office:value-type="float" office:value="143238.095238095" calcext:value-type="float">
            <text:p>1.43E+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47000/(255/[.A196]-1)" office:value-type="float" office:value="146306.451612903" calcext:value-type="float">
            <text:p>1.46E+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47000/(255/[.A197]-1)" office:value-type="float" office:value="149475.409836066" calcext:value-type="float">
            <text:p>1.49E+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47000/(255/[.A198]-1)" office:value-type="float" office:value="152750" calcext:value-type="float">
            <text:p>1.53E+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47000/(255/[.A199]-1)" office:value-type="float" office:value="156135.593220339" calcext:value-type="float">
            <text:p>1.56E+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47000/(255/[.A200]-1)" office:value-type="float" office:value="159637.931034483" calcext:value-type="float">
            <text:p>1.60E+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47000/(255/[.A201]-1)" office:value-type="float" office:value="163263.157894737" calcext:value-type="float">
            <text:p>1.63E+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47000/(255/[.A202]-1)" office:value-type="float" office:value="167017.857142857" calcext:value-type="float">
            <text:p>1.67E+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47000/(255/[.A203]-1)" office:value-type="float" office:value="170909.090909091" calcext:value-type="float">
            <text:p>1.71E+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47000/(255/[.A204]-1)" office:value-type="float" office:value="174944.444444444" calcext:value-type="float">
            <text:p>1.75E+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47000/(255/[.A205]-1)" office:value-type="float" office:value="179132.075471698" calcext:value-type="float">
            <text:p>1.79E+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47000/(255/[.A206]-1)" office:value-type="float" office:value="183480.769230769" calcext:value-type="float">
            <text:p>1.83E+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47000/(255/[.A207]-1)" office:value-type="float" office:value="188000" calcext:value-type="float">
            <text:p>1.88E+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47000/(255/[.A208]-1)" office:value-type="float" office:value="192700" calcext:value-type="float">
            <text:p>1.93E+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47000/(255/[.A209]-1)" office:value-type="float" office:value="197591.836734694" calcext:value-type="float">
            <text:p>1.98E+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47000/(255/[.A210]-1)" office:value-type="float" office:value="202687.5" calcext:value-type="float">
            <text:p>2.03E+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47000/(255/[.A211]-1)" office:value-type="float" office:value="208000" calcext:value-type="float">
            <text:p>2.08E+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47000/(255/[.A212]-1)" office:value-type="float" office:value="213543.47826087" calcext:value-type="float">
            <text:p>2.14E+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47000/(255/[.A213]-1)" office:value-type="float" office:value="219333.333333333" calcext:value-type="float">
            <text:p>2.19E+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47000/(255/[.A214]-1)" office:value-type="float" office:value="225386.363636364" calcext:value-type="float">
            <text:p>2.25E+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47000/(255/[.A215]-1)" office:value-type="float" office:value="231720.930232558" calcext:value-type="float">
            <text:p>2.32E+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47000/(255/[.A216]-1)" office:value-type="float" office:value="238357.142857143" calcext:value-type="float">
            <text:p>2.38E+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47000/(255/[.A217]-1)" office:value-type="float" office:value="245317.073170732" calcext:value-type="float">
            <text:p>2.45E+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47000/(255/[.A218]-1)" office:value-type="float" office:value="252625" calcext:value-type="float">
            <text:p>2.53E+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47000/(255/[.A219]-1)" office:value-type="float" office:value="260307.692307692" calcext:value-type="float">
            <text:p>2.60E+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47000/(255/[.A220]-1)" office:value-type="float" office:value="268394.736842105" calcext:value-type="float">
            <text:p>2.68E+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47000/(255/[.A221]-1)" office:value-type="float" office:value="276918.918918919" calcext:value-type="float">
            <text:p>2.77E+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47000/(255/[.A222]-1)" office:value-type="float" office:value="285916.666666667" calcext:value-type="float">
            <text:p>2.86E+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47000/(255/[.A223]-1)" office:value-type="float" office:value="295428.571428571" calcext:value-type="float">
            <text:p>2.95E+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47000/(255/[.A224]-1)" office:value-type="float" office:value="305500" calcext:value-type="float">
            <text:p>3.06E+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47000/(255/[.A225]-1)" office:value-type="float" office:value="316181.818181818" calcext:value-type="float">
            <text:p>3.16E+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47000/(255/[.A226]-1)" office:value-type="float" office:value="327531.25" calcext:value-type="float">
            <text:p>3.28E+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47000/(255/[.A227]-1)" office:value-type="float" office:value="339612.903225806" calcext:value-type="float">
            <text:p>3.40E+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47000/(255/[.A228]-1)" office:value-type="float" office:value="352500" calcext:value-type="float">
            <text:p>3.53E+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47000/(255/[.A229]-1)" office:value-type="float" office:value="366275.862068965" calcext:value-type="float">
            <text:p>3.66E+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47000/(255/[.A230]-1)" office:value-type="float" office:value="381035.714285714" calcext:value-type="float">
            <text:p>3.81E+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47000/(255/[.A231]-1)" office:value-type="float" office:value="396888.888888889" calcext:value-type="float">
            <text:p>3.97E+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47000/(255/[.A232]-1)" office:value-type="float" office:value="413961.538461538" calcext:value-type="float">
            <text:p>4.14E+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47000/(255/[.A233]-1)" office:value-type="float" office:value="432400" calcext:value-type="float">
            <text:p>4.32E+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47000/(255/[.A234]-1)" office:value-type="float" office:value="452375" calcext:value-type="float">
            <text:p>4.52E+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47000/(255/[.A235]-1)" office:value-type="float" office:value="474086.95652174" calcext:value-type="float">
            <text:p>4.74E+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47000/(255/[.A236]-1)" office:value-type="float" office:value="497772.727272728" calcext:value-type="float">
            <text:p>4.98E+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47000/(255/[.A237]-1)" office:value-type="float" office:value="523714.285714286" calcext:value-type="float">
            <text:p>5.24E+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47000/(255/[.A238]-1)" office:value-type="float" office:value="552250.000000001" calcext:value-type="float">
            <text:p>5.52E+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47000/(255/[.A239]-1)" office:value-type="float" office:value="583789.47368421" calcext:value-type="float">
            <text:p>5.84E+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47000/(255/[.A240]-1)" office:value-type="float" office:value="618833.333333334" calcext:value-type="float">
            <text:p>6.19E+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47000/(255/[.A241]-1)" office:value-type="float" office:value="658000" calcext:value-type="float">
            <text:p>6.58E+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47000/(255/[.A242]-1)" office:value-type="float" office:value="702062.5" calcext:value-type="float">
            <text:p>7.02E+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47000/(255/[.A243]-1)" office:value-type="float" office:value="752000" calcext:value-type="float">
            <text:p>7.52E+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47000/(255/[.A244]-1)" office:value-type="float" office:value="809071.428571428" calcext:value-type="float">
            <text:p>8.09E+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47000/(255/[.A245]-1)" office:value-type="float" office:value="874923.076923078" calcext:value-type="float">
            <text:p>8.75E+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47000/(255/[.A246]-1)" office:value-type="float" office:value="951750" calcext:value-type="float">
            <text:p>9.52E+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47000/(255/[.A247]-1)" office:value-type="float" office:value="1042545.45454545" calcext:value-type="float">
            <text:p>1.04E+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47000/(255/[.A248]-1)" office:value-type="float" office:value="1151500" calcext:value-type="float">
            <text:p>1.15E+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47000/(255/[.A249]-1)" office:value-type="float" office:value="1284666.66666667" calcext:value-type="float">
            <text:p>1.28E+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47000/(255/[.A250]-1)" office:value-type="float" office:value="1451125" calcext:value-type="float">
            <text:p>1.45E+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47000/(255/[.A251]-1)" office:value-type="float" office:value="1665142.85714285" calcext:value-type="float">
            <text:p>1.67E+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47000/(255/[.A252]-1)" office:value-type="float" office:value="1950499.99999999" calcext:value-type="float">
            <text:p>1.95E+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47000/(255/[.A253]-1)" office:value-type="float" office:value="2350000" calcext:value-type="float">
            <text:p>2.35E+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47000/(255/[.A254]-1)" office:value-type="float" office:value="2949250" calcext:value-type="float">
            <text:p>2.95E+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47000/(255/[.A255]-1)" office:value-type="float" office:value="3948000.00000001" calcext:value-type="float">
            <text:p>3.95E+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47000/(255/[.A256]-1)" office:value-type="float" office:value="5945500.00000003" calcext:value-type="float">
            <text:p>5.95E+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47000/(255/[.A257]-1)" office:value-type="float" office:value="11938000" calcext:value-type="float">
            <text:p>1.19E+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47000/(255/[.A258]-1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7:18:36.838935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Deitmerg</meta:initial-creator>
    <meta:creation-date>2015-07-26T17:35:11.922452975</meta:creation-date>
    <dc:date>2015-07-31T17:18:56.502198966</dc:date>
    <dc:creator>Jonas Deitmerg</dc:creator>
    <meta:editing-duration>PT52M8S</meta:editing-duration>
    <meta:editing-cycles>9</meta:editing-cycles>
    <meta:generator>LibreOffice/4.4.3.2$Linux_X86_64 LibreOffice_project/40m0$Build-2</meta:generator>
    <meta:document-statistic meta:table-count="2" meta:cell-count="5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ambient</text:p>
        </chart:title>
        <chart:legend chart:legend-position="end" svg:x="10.687cm" svg:y="3.952cm" style:legend-expansion="high" chart:style-name="ch3"/>
        <chart:plot-area chart:style-name="ch4" table:cell-range-address="Temperature.A3:Temperature.B9 Temperature.B1:Temperature.B2" chart:data-source-has-labels="row" svg:x="0.32cm" svg:y="1.301cm" svg:width="10.047cm" svg:height="7.519cm">
          <chartooo:coordinate-region svg:x="0.994cm" svg:y="1.5cm" svg:width="9.05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mperature.B3:Temperature.B9" chart:label-cell-address="Temperature.B1:Temperature.B2" chart:class="chart:scatter">
            <chart:domain table:cell-range-address="Temperature.A3:Temperature.A9"/>
            <chart:regression-curve chart:style-name="ch8">
              <chart:equation chart:display-equation="true" chart:display-r-square="false" svg:x="1.002cm" svg:y="1.515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°C)</text:p>
                <text:list>
                  <text:list-item>
                    <text:p>temp (°C)</text:p>
                  </text:list-item>
                  <text:list-item>
                    <text:p/>
                  </text:list-item>
                </text:list>
                <draw:g>
                  <svg:desc>Temperature.B1:Temperature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Temperature.A3:Temperature.A9</svg:desc>
                </draw:g>
              </table:table-cell>
              <table:table-cell office:value-type="float" office:value="5.5">
                <text:p>5.5</text:p>
                <draw:g>
                  <svg:desc>Temperature.B3:Temperature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.5">
                <text:p>196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">
                <text:p>2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cm" svg:y="0.316cm" chart:style-name="ch2">
          <text:p>cooling unit</text:p>
        </chart:title>
        <chart:legend chart:legend-position="end" svg:x="10.687cm" svg:y="3.952cm" style:legend-expansion="high" chart:style-name="ch3"/>
        <chart:plot-area chart:style-name="ch4" table:cell-range-address="Temperature.E3:Temperature.F10 Temperature.F1:Temperature.F2" chart:data-source-has-labels="row" svg:x="0.32cm" svg:y="1.301cm" svg:width="10.047cm" svg:height="7.519cm">
          <chartooo:coordinate-region svg:x="0.994cm" svg:y="1.5cm" svg:width="9.05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mperature.F3:Temperature.F10" chart:label-cell-address="Temperature.F1:Temperature.F2" chart:class="chart:scatter">
            <chart:domain table:cell-range-address="Temperature.E3:Temperature.E10"/>
            <chart:regression-curve chart:style-name="ch8">
              <chart:equation chart:display-equation="true" chart:display-r-square="false" svg:x="1.497cm" svg:y="1.672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emp (°C)</text:p>
                <text:list>
                  <text:list-item>
                    <text:p>temp (°C)</text:p>
                  </text:list-item>
                  <text:list-item>
                    <text:p/>
                  </text:list-item>
                </text:list>
                <draw:g>
                  <svg:desc>Temperature.F1:Temperatur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Temperature.E3:Temperature.E10</svg:desc>
                </draw:g>
              </table:table-cell>
              <table:table-cell office:value-type="float" office:value="5.5">
                <text:p>5.5</text:p>
                <draw:g>
                  <svg:desc>Temperature.F3:Temperature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